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- Ejercicio de herencia y polimorfismo:<text:s/></text:p>
      <text:p text:style-name="Normal">Gestión Facultad . Se pretende realizar una aplicación para<text:s/>una facultad que gestione la información sobre las personas vinculadas con la misma, que se pueden clasificar en tres tipos: estudiantes, profesores y personal de servicio. A continuación, se detalla qué tipo de información debe gestionar esta aplicación:</text:p>
      <text:p text:style-name="Normal"><text:s/>• Por cada persona, se debe conocer, al menos, su nombre y apellidos, su número de identificación<text:s/></text:p>
      <text:p text:style-name="Normal"><text:s/>• Con respecto a los empleados, sean del tipo que sean, hay que saber su año de incorporación a la facultad.</text:p>
      <text:p text:style-name="Normal"><text:s/>• En cuanto a los estudiantes, se requiere almacenar el curso en el que están matriculados.</text:p>
      <text:p text:style-name="Normal"><text:s/>• Por lo que se refiere a los profesores, es necesario gestionar a qué departamento pertenecen (lenguajes, matemáticas, arquitectura, ...).<text:s/></text:p>
      <text:p text:style-name="Normal">• Sobre el personal de servicio, hay que conocer a qué sección están asignados (biblioteca, decanato, secretaría, ...). El ejercicio consiste, en primer lugar, en definir la jerarquía de clases de esta aplicación. A continuación, debe programar las clases definidas en las que, además de los constructores, hay que desarrollar los métodos correspondientes a las siguientes acciones:<text:s/></text:p>
      <text:p text:style-name="Normal">• Reasignación de despacho a un empleado.</text:p>
      <text:p text:style-name="Normal"><text:s/>• Matriculación de un estudiante en un nuevo curso.<text:s/></text:p>
      <text:p text:style-name="Normal">• Cambio de departamento de un profesor.<text:s/></text:p>
      <text:p text:style-name="Normal">• Traslado de sección de un empleado del personal de servicio.<text:s/></text:p>
      <text:p text:style-name="Normal">• Imprimir toda la información de cada tipo de individuo. Incluya un programa de prueba que instancie objetos de los distintos tipos y pruebe los métodos desarrollad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varo</meta:initial-creator>
    <dc:creator>Alvaro</dc:creator>
    <meta:creation-date>2022-01-17T17:35:00Z</meta:creation-date>
    <dc:date>2022-01-17T17:40:00Z</dc:date>
    <meta:template xlink:href="Normal.dotm" xlink:type="simple"/>
    <meta:editing-cycles>3</meta:editing-cycles>
    <meta:editing-duration>PT300S</meta:editing-duration>
    <meta:document-statistic meta:page-count="1" meta:paragraph-count="3" meta:word-count="239" meta:character-count="1554" meta:row-count="10" meta:non-whitespace-character-count="1318"/>
  </office:meta>
</office:document-meta>
</file>